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667" svg:stroke-opacity="100%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3">
      <style:graphic-properties draw:fill="none" draw:stroke="solid" svg:stroke-width="0.01042in" svg:stroke-color="#4a7ebb" svg:stroke-opacity="100%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1042in" svg:stroke-color="#4a7ebb" svg:stroke-opacity="100%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none" draw:stroke="solid" svg:stroke-width="0.01042in" svg:stroke-color="#4a7ebb" svg:stroke-opacity="100%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solid" draw:fill-color="#4f81bd" draw:opacity="100%" draw:stroke="solid" svg:stroke-width="0.02778in" svg:stroke-color="#385d8a" svg:stroke-opacity="100%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5">
      <style:graphic-properties draw:fill="none" draw:stroke="solid" svg:stroke-width="0.01024in" svg:stroke-color="#4a7ebb" svg:stroke-opacity="100%"/>
    </style:style>
    <style:style style:family="graphic" style:name="a646">
      <style:graphic-properties draw:fill="none" draw:stroke="solid" svg:stroke-width="0.01024in" svg:stroke-color="#4a7ebb" svg:stroke-opacity="100%"/>
    </style:style>
    <style:style style:family="graphic" style:name="a647">
      <style:graphic-properties draw:fill="none" draw:stroke="solid" svg:stroke-width="0.01024in" svg:stroke-color="#4a7ebb" svg:stroke-opacity="100%"/>
    </style:style>
    <style:style style:family="graphic" style:name="a648">
      <style:graphic-properties draw:fill="none" draw:stroke="solid" svg:stroke-width="0.01024in" svg:stroke-color="#4a7ebb" svg:strok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draw:marker-start="a491" draw:marker-end="a492" svg:stroke-opacity="100%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488" draw:master-page-name="Master1-Layout7-blank-Leer" presentation:presentation-page-layout-name="Master1-PPL7" draw:id="Slide-256">
        <draw:custom-shape svg:x="8.26772in" svg:y="0.7874in" svg:width="1.37795in" svg:height="0.59055in" draw:id="id75" draw:style-name="a493" draw:name="Freihandform 1">
          <svg:title/>
          <svg:desc/>
          <text:p text:style-name="a490" text:class-names="" text:cond-style-name=""><text:span text:style-name="a489" text:class-names="">Driv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6772in" svg:y="2.3622in" svg:width="1.5748in" svg:height="0.59055in" draw:id="id76" draw:style-name="a496" draw:name="Freihandform 2">
          <svg:title/>
          <svg:desc/>
          <text:p text:style-name="a495" text:class-names="" text:cond-style-name=""><text:span text:style-name="a494" text:class-names="">Tru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94472in" svg:y="5.82685in" svg:width="2.3622in" svg:height="0.59055in" draw:id="id77" draw:style-name="a500" draw:name="Freihandform 3">
          <svg:title/>
          <svg:desc/>
          <text:p text:style-name="a499" text:class-names="" text:cond-style-name=""><text:span text:style-name="a497" text:class-names="">ContractStation</text:span><text:span text:style-name="a4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748in" svg:y="5.70866in" svg:width="2.3622in" svg:height="0.59055in" draw:id="id78" draw:style-name="a503" draw:name="Freihandform 4">
          <svg:title/>
          <svg:desc/>
          <text:p text:style-name="a502" text:class-names="" text:cond-style-name=""><text:span text:style-name="a501" text:class-names="">RouteSt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0472in" svg:y="3.93701in" svg:width="1.1811in" svg:height="0.59055in" draw:id="id79" draw:style-name="a506" draw:name="Freihandform 5">
          <svg:title/>
          <svg:desc/>
          <text:p text:style-name="a505" text:class-names="" text:cond-style-name=""><text:span text:style-name="a504" text:class-names="">Rou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37795in" svg:y="0.7874in" svg:width="1.9685in" svg:height="0.59055in" draw:id="id80" draw:style-name="a509" draw:name="Freihandform 6">
          <svg:title/>
          <svg:desc/>
          <text:p text:style-name="a508" text:class-names="" text:cond-style-name=""><text:span text:style-name="a507" text:class-names="">Custom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37795in" svg:y="2.3622in" svg:width="2.3622in" svg:height="0.59055in" draw:id="id81" draw:style-name="a512" draw:name="Freihandform 7">
          <svg:title/>
          <svg:desc/>
          <text:p text:style-name="a511" text:class-names="" text:cond-style-name=""><text:span text:style-name="a510" text:class-names="">Contrac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52756in" svg:y="2.55906in" svg:width="2.95276in" svg:height="0.3937in" draw:id="id82" draw:style-name="a515" draw:name="Freihandform 8">
          <svg:title/>
          <svg:desc/>
          <text:p text:style-name="a514" text:class-names="" text:cond-style-name=""><text:span text:style-name="a513" text:class-names="">TentativeAssignme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622in" svg:y="1.37795in" svg:width="0.00039in" svg:height="0.98425in" draw:id="id83" draw:style-name="a518" draw:name="Gerade Verbindung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84" draw:style-name="a521" draw:name="Textfeld 10" svg:x="2.3622in" svg:y="1.37795in" svg:width="0.3937in" svg:height="0.28543in">
          <draw:text-box>
            <text:p text:style-name="a520" text:class-names="" text:cond-style-name=""><text:span text:style-name="a519" text:class-names="">1</text:span></text:p>
          </draw:text-box>
          <svg:title/>
          <svg:desc/>
        </draw:frame>
        <draw:frame draw:id="id85" draw:style-name="a524" draw:name="Textfeld 11" svg:x="2.3622in" svg:y="2.07677in" svg:width="0.31772in" svg:height="0.28543in">
          <draw:text-box>
            <text:p text:style-name="a523" text:class-names="" text:cond-style-name=""><text:span text:style-name="a522" text:class-names="">N</text:span></text:p>
          </draw:text-box>
          <svg:title/>
          <svg:desc/>
        </draw:frame>
        <draw:custom-shape svg:x="9.05512in" svg:y="1.37795in" svg:width="0.00039in" svg:height="0.98425in" draw:id="id86" draw:style-name="a527" draw:name="Gerade Verbindung 12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87" draw:style-name="a530" draw:name="Textfeld 13" svg:x="9.05512in" svg:y="1.37795in" svg:width="0.3937in" svg:height="0.28543in">
          <draw:text-box>
            <text:p text:style-name="a529" text:class-names="" text:cond-style-name=""><text:span text:style-name="a528" text:class-names="">1</text:span></text:p>
          </draw:text-box>
          <svg:title/>
          <svg:desc/>
        </draw:frame>
        <draw:frame draw:id="id88" draw:style-name="a533" draw:name="Textfeld 14" svg:x="9.05512in" svg:y="2.07677in" svg:width="0.31772in" svg:height="0.28543in">
          <draw:text-box>
            <text:p text:style-name="a532" text:class-names="" text:cond-style-name=""><text:span text:style-name="a531" text:class-names="">N</text:span></text:p>
          </draw:text-box>
          <svg:title/>
          <svg:desc/>
        </draw:frame>
        <draw:custom-shape svg:x="3.74016in" svg:y="2.75591in" svg:width="0.7874in" svg:height="0.00039in" draw:id="id89" draw:style-name="a536" draw:name="Gerade Verbindung 15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46929in" svg:y="2.65748in" svg:width="0.7874in" svg:height="0.00039in" draw:id="id90" draw:style-name="a539" draw:name="Gerade Verbindung 16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42" draw:name="Textfeld 17" svg:x="7.48031in" svg:y="2.3622in" svg:width="0.3937in" svg:height="0.28543in">
          <draw:text-box>
            <text:p text:style-name="a541" text:class-names="" text:cond-style-name=""><text:span text:style-name="a540" text:class-names="">N</text:span></text:p>
          </draw:text-box>
          <svg:title/>
          <svg:desc/>
        </draw:frame>
        <draw:frame draw:id="id92" draw:style-name="a545" draw:name="Textfeld 18" svg:x="8.07087in" svg:y="2.3622in" svg:width="0.3937in" svg:height="0.28543in">
          <draw:text-box>
            <text:p text:style-name="a544" text:class-names="" text:cond-style-name=""><text:span text:style-name="a543" text:class-names="">1</text:span></text:p>
          </draw:text-box>
          <svg:title/>
          <svg:desc/>
        </draw:frame>
        <draw:frame draw:id="id93" draw:style-name="a548" draw:name="Textfeld 19" svg:x="3.74016in" svg:y="2.47047in" svg:width="0.19685in" svg:height="0.28543in">
          <draw:text-box>
            <text:p text:style-name="a547" text:class-names="" text:cond-style-name=""><text:span text:style-name="a546" text:class-names="">1</text:span></text:p>
          </draw:text-box>
          <svg:title/>
          <svg:desc/>
        </draw:frame>
        <draw:frame draw:id="id94" draw:style-name="a551" draw:name="Textfeld 21" svg:x="9.05512in" svg:y="2.95276in" svg:width="0.3937in" svg:height="0.28543in">
          <draw:text-box>
            <text:p text:style-name="a550" text:class-names="" text:cond-style-name=""><text:span text:style-name="a549" text:class-names="">1</text:span></text:p>
          </draw:text-box>
          <svg:title/>
          <svg:desc/>
        </draw:frame>
        <draw:frame draw:id="id95" draw:style-name="a554" draw:name="Textfeld 22" svg:x="9.13898in" svg:y="5.38346in" svg:width="0.31772in" svg:height="0.28543in">
          <draw:text-box>
            <text:p text:style-name="a553" text:class-names="" text:cond-style-name=""><text:span text:style-name="a552" text:class-names="">N</text:span></text:p>
          </draw:text-box>
          <svg:title/>
          <svg:desc/>
        </draw:frame>
        <draw:frame draw:id="id96" draw:style-name="a557" draw:name="Textfeld 25" svg:x="2.3622in" svg:y="2.95276in" svg:width="0.3937in" svg:height="0.28543in">
          <draw:text-box>
            <text:p text:style-name="a556" text:class-names="" text:cond-style-name=""><text:span text:style-name="a555" text:class-names="">1</text:span></text:p>
          </draw:text-box>
          <svg:title/>
          <svg:desc/>
        </draw:frame>
        <draw:frame draw:id="id97" draw:style-name="a560" draw:name="Textfeld 26" svg:x="9.05512in" svg:y="4.62835in" svg:width="0.31772in" svg:height="0.28543in">
          <draw:text-box>
            <text:p text:style-name="a559" text:class-names="" text:cond-style-name=""><text:span text:style-name="a558" text:class-names="">1</text:span></text:p>
          </draw:text-box>
          <svg:title/>
          <svg:desc/>
        </draw:frame>
        <draw:frame draw:id="id98" draw:style-name="a563" draw:name="Textfeld 27" svg:x="9.05512in" svg:y="3.45472in" svg:width="0.3937in" svg:height="0.28543in">
          <draw:text-box>
            <text:p text:style-name="a562" text:class-names="" text:cond-style-name=""><text:span text:style-name="a561" text:class-names="">N</text:span></text:p>
          </draw:text-box>
          <svg:title/>
          <svg:desc/>
        </draw:frame>
        <draw:frame draw:id="id99" draw:style-name="a566" draw:name="Textfeld 30" svg:x="7.45472in" svg:y="5.70866in" svg:width="0.61614in" svg:height="0.3937in">
          <draw:text-box>
            <text:p text:style-name="a565" text:class-names="" text:cond-style-name=""><text:span text:style-name="a564" text:class-names="">0..1</text:span></text:p>
          </draw:text-box>
          <svg:title/>
          <svg:desc/>
        </draw:frame>
        <draw:frame draw:id="id100" draw:style-name="a569" draw:name="Textfeld 31" svg:x="2.14348in" svg:y="5.54141in" svg:width="0.40472in" svg:height="0.28543in">
          <draw:text-box>
            <text:p text:style-name="a568" text:class-names="" text:cond-style-name=""><text:span text:style-name="a567" text:class-names="">N</text:span></text:p>
          </draw:text-box>
          <svg:title/>
          <svg:desc/>
        </draw:frame>
        <draw:frame draw:id="id101" draw:style-name="a572" draw:name="Textfeld 32" svg:x="4.20984in" svg:y="2.47047in" svg:width="0.31772in" svg:height="0.28543in">
          <draw:text-box>
            <text:p text:style-name="a571" text:class-names="" text:cond-style-name=""><text:span text:style-name="a570" text:class-names="">N</text:span></text:p>
          </draw:text-box>
          <svg:title/>
          <svg:desc/>
        </draw:frame>
        <draw:custom-shape svg:x="4.52756in" svg:y="1.5748in" svg:width="2.75591in" svg:height="0.3937in" draw:id="id102" draw:style-name="a575" draw:name="Freihandform 33">
          <svg:title/>
          <svg:desc/>
          <text:p text:style-name="a574" text:class-names="" text:cond-style-name=""><text:span text:style-name="a573" text:class-names="">FinalAssignme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4016in" svg:y="1.77165in" svg:width="0.7874in" svg:height="0.59055in" draw:id="id103" draw:style-name="a578" draw:name="Gerade Verbindung 34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28346in" svg:y="1.77165in" svg:width="0.98425in" svg:height="0.59055in" draw:id="id104" draw:style-name="a581" draw:name="Gerade Verbindung 35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5" draw:style-name="a584" draw:name="Textfeld 36" svg:x="3.54331in" svg:y="1.9685in" svg:width="0.3937in" svg:height="0.28543in">
          <draw:text-box>
            <text:p text:style-name="a583" text:class-names="" text:cond-style-name=""><text:span text:style-name="a582" text:class-names="">1</text:span></text:p>
          </draw:text-box>
          <svg:title/>
          <svg:desc/>
        </draw:frame>
        <draw:frame draw:id="id106" draw:style-name="a587" draw:name="Textfeld 37" svg:x="4.33071in" svg:y="1.37795in" svg:width="0.3937in" svg:height="0.28543in">
          <draw:text-box>
            <text:p text:style-name="a586" text:class-names="" text:cond-style-name=""><text:span text:style-name="a585" text:class-names="">1</text:span></text:p>
          </draw:text-box>
          <svg:title/>
          <svg:desc/>
        </draw:frame>
        <draw:frame draw:id="id107" draw:style-name="a590" draw:name="Textfeld 38" svg:x="8.07087in" svg:y="1.9685in" svg:width="0.3937in" svg:height="0.28543in">
          <draw:text-box>
            <text:p text:style-name="a589" text:class-names="" text:cond-style-name=""><text:span text:style-name="a588" text:class-names="">1</text:span></text:p>
          </draw:text-box>
          <svg:title/>
          <svg:desc/>
        </draw:frame>
        <draw:frame draw:id="id108" draw:style-name="a593" draw:name="Textfeld 39" svg:x="7.28346in" svg:y="1.5748in" svg:width="0.3937in" svg:height="0.28543in">
          <draw:text-box>
            <text:p text:style-name="a592" text:class-names="" text:cond-style-name=""><text:span text:style-name="a591" text:class-names="">N</text:span></text:p>
          </draw:text-box>
          <svg:title/>
          <svg:desc/>
        </draw:frame>
        <draw:custom-shape svg:x="4.33071in" svg:y="3.54331in" svg:width="3.14961in" svg:height="0.3937in" draw:id="id109" draw:style-name="a596" draw:name="Freihandform 40">
          <svg:title/>
          <svg:desc/>
          <text:p text:style-name="a595" text:class-names="" text:cond-style-name=""><text:span text:style-name="a594" text:class-names="">Sugges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1.9685in" svg:width="0.00039in" svg:height="0.59055in" draw:id="id110" draw:style-name="a599" draw:name="Gerade Verbindung 41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90551in" svg:y="2.95276in" svg:width="0.00039in" svg:height="0.59055in" draw:id="id111" draw:style-name="a602" draw:name="Gerade Verbindung 42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12" draw:style-name="a605" draw:name="Textfeld 43" svg:x="5.90551in" svg:y="2.27362in" svg:width="0.19685in" svg:height="0.28543in">
          <draw:text-box>
            <text:p text:style-name="a604" text:class-names="" text:cond-style-name=""><text:span text:style-name="a603" text:class-names="">1</text:span></text:p>
          </draw:text-box>
          <svg:title/>
          <svg:desc/>
        </draw:frame>
        <draw:frame draw:id="id113" draw:style-name="a608" draw:name="Textfeld 44" svg:x="5.90551in" svg:y="2.95276in" svg:width="0.3937in" svg:height="0.28543in">
          <draw:text-box>
            <text:p text:style-name="a607" text:class-names="" text:cond-style-name=""><text:span text:style-name="a606" text:class-names="">N</text:span></text:p>
          </draw:text-box>
          <svg:title/>
          <svg:desc/>
        </draw:frame>
        <draw:frame draw:id="id114" draw:style-name="a611" draw:name="Textfeld 45" svg:x="6.10236in" svg:y="3.25787in" svg:width="0.00039in" svg:height="0.28543in">
          <draw:text-box>
            <text:p text:style-name="a610" text:class-names="" text:cond-style-name=""><text:span text:style-name="a609" text:class-names="">1</text:span></text:p>
          </draw:text-box>
          <svg:title/>
          <svg:desc/>
        </draw:frame>
        <draw:frame draw:id="id115" draw:style-name="a614" draw:name="Textfeld 46" svg:x="4.21024in" svg:y="2.47087in" svg:width="0.31772in" svg:height="0.28543in">
          <draw:text-box>
            <text:p text:style-name="a613" text:class-names="" text:cond-style-name=""><text:span text:style-name="a612" text:class-names="">N</text:span></text:p>
          </draw:text-box>
          <svg:title/>
          <svg:desc/>
        </draw:frame>
        <draw:frame draw:id="id116" draw:style-name="a617" draw:name="Textfeld 47" svg:x="5.90551in" svg:y="1.9685in" svg:width="0.59055in" svg:height="0.28543in">
          <draw:text-box>
            <text:p text:style-name="a616" text:class-names="" text:cond-style-name=""><text:span text:style-name="a615" text:class-names="">0..1</text:span></text:p>
          </draw:text-box>
          <svg:title/>
          <svg:desc/>
        </draw:frame>
        <draw:frame draw:id="id117" draw:style-name="a620" draw:name="Textfeld 51" svg:x="5.51181in" svg:y="3.93701in" svg:width="0.59055in" svg:height="0.3937in">
          <draw:text-box>
            <text:p text:style-name="a619" text:class-names="" text:cond-style-name=""><text:span text:style-name="a618" text:class-names="">0..1</text:span></text:p>
          </draw:text-box>
          <svg:title/>
          <svg:desc/>
        </draw:frame>
        <draw:frame draw:id="id118" draw:style-name="a623" draw:name="Textfeld 53" svg:x="8.26772in" svg:y="3.93701in" svg:width="0.3937in" svg:height="0.28543in">
          <draw:text-box>
            <text:p text:style-name="a622" text:class-names="" text:cond-style-name=""><text:span text:style-name="a621" text:class-names="">1</text:span></text:p>
          </draw:text-box>
          <svg:title/>
          <svg:desc/>
        </draw:frame>
        <draw:custom-shape svg:x="4.92126in" svg:y="0.36339in" svg:width="1.77165in" svg:height="0.32559in" draw:id="id119" draw:style-name="a626" draw:name="Freihandform 56">
          <svg:title/>
          <svg:desc/>
          <text:p text:style-name="a625" text:class-names="" text:cond-style-name=""><text:span text:style-name="a624" text:class-names="">Accou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4646in" svg:y="0.68898in" svg:width="1.5748in" svg:height="0.3937in" draw:id="id120" draw:style-name="a629" draw:name="Gerade Verbindung 5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21" draw:style-name="a632" draw:name="Textfeld 58" svg:x="3.35787in" svg:y="0.78071in" svg:width="0.3937in" svg:height="0.28543in">
          <draw:text-box>
            <text:p text:style-name="a631" text:class-names="" text:cond-style-name=""><text:span text:style-name="a630" text:class-names="">1</text:span></text:p>
          </draw:text-box>
          <svg:title/>
          <svg:desc/>
        </draw:frame>
        <draw:frame draw:id="id122" draw:style-name="a635" draw:name="Textfeld 59" svg:x="4.52362in" svg:y="0.46811in" svg:width="0.3937in" svg:height="0.28543in">
          <draw:text-box>
            <text:p text:style-name="a634" text:class-names="" text:cond-style-name=""><text:span text:style-name="a633" text:class-names="">1</text:span></text:p>
          </draw:text-box>
          <svg:title/>
          <svg:desc/>
        </draw:frame>
        <draw:frame draw:id="id123" draw:style-name="a638" draw:name="Textfeld 60" svg:x="6.69291in" svg:y="0.3252in" svg:width="0.3937in" svg:height="0.28543in">
          <draw:text-box>
            <text:p text:style-name="a637" text:class-names="" text:cond-style-name=""><text:span text:style-name="a636" text:class-names="">1</text:span></text:p>
          </draw:text-box>
          <svg:title/>
          <svg:desc/>
        </draw:frame>
        <draw:custom-shape svg:x="6.69291in" svg:y="0.59055in" svg:width="1.5748in" svg:height="0.49213in" draw:id="id124" draw:style-name="a641" draw:name="Gerade Verbindung 6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25" draw:style-name="a644" draw:name="Textfeld 62" svg:x="7.86968in" svg:y="0.69409in" svg:width="0.3937in" svg:height="0.28543in">
          <draw:text-box>
            <text:p text:style-name="a643" text:class-names="" text:cond-style-name=""><text:span text:style-name="a642" text:class-names="">1</text:span></text:p>
          </draw:text-box>
          <svg:title/>
          <svg:desc/>
        </draw:frame>
        <draw:connector draw:type="standard" svg:x1="7.35276in" svg:y1="2.78504in" draw:start-shape="id109" draw:start-glue-point="2" svg:x2="7.05748in" svg:y2="5.38425in" draw:end-shape="id79" draw:end-glue-point="3" draw:id="id126" draw:style-name="a645" draw:transform="translate(-7.20512in -4.08465in) rotate(-4.71239) translate(7.20512in 4.08465in)" draw:name="Gewinkelte Verbindung 64">
          <svg:title/>
          <svg:desc/>
        </draw:connector>
        <draw:connector draw:type="standard" svg:x1="8.48504in" svg:y1="5.09843in" draw:start-shape="id79" draw:start-glue-point="2" svg:x2="9.66614in" svg:y2="5.1378in" draw:end-shape="id78" draw:end-glue-point="0" draw:id="id127" draw:style-name="a646" draw:transform="translate(-9.07559in -5.11811in) rotate(-1.5708) translate(9.07559in 5.11811in)" draw:name="Gewinkelte Verbindung 66">
          <svg:title/>
          <svg:desc/>
        </draw:connector>
        <draw:connector draw:type="standard" svg:x1="9.56732in" svg:y1="3.4248in" draw:start-shape="id76" draw:start-glue-point="2" svg:x2="8.58307in" svg:y2="3.46496in" draw:end-shape="id79" draw:end-glue-point="0" draw:id="id128" draw:style-name="a647" draw:transform="translate(-9.0752in -3.44488in) rotate(-4.71239) translate(9.0752in 3.44488in)" draw:name="Gewinkelte Verbindung 68">
          <svg:title/>
          <svg:desc/>
        </draw:connector>
        <draw:connector draw:type="standard" svg:x1="3.30692in" svg:y1="6.12212in" draw:start-shape="id77" draw:start-glue-point="1" svg:x2="7.8748in" svg:y2="6.00394in" draw:end-shape="id78" draw:end-glue-point="3" draw:id="id129" draw:style-name="a648" draw:name="Gewinkelte Verbindung 70">
          <svg:title/>
          <svg:desc/>
        </draw:connector>
        <draw:custom-shape svg:x="7.48031in" svg:y="2.95276in" svg:width="0.7874in" svg:height="0.59055in" draw:id="id130" draw:style-name="a651" draw:name="Gerade Verbindung 5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1" draw:style-name="a654" draw:name="Textfeld 17" svg:x="7.48031in" svg:y="3.54331in" svg:width="0.3937in" svg:height="0.28543in">
          <draw:text-box>
            <text:p text:style-name="a653" text:class-names="" text:cond-style-name=""><text:span text:style-name="a652" text:class-names="">N</text:span></text:p>
          </draw:text-box>
          <svg:title/>
          <svg:desc/>
        </draw:frame>
        <draw:frame draw:id="id132" draw:style-name="a657" draw:name="Textfeld 18" svg:x="8.07087in" svg:y="2.95276in" svg:width="0.3937in" svg:height="0.28583in">
          <draw:text-box>
            <text:p text:style-name="a656" text:class-names="" text:cond-style-name=""><text:span text:style-name="a655" text:class-names="">1</text:span></text:p>
          </draw:text-box>
          <svg:title/>
          <svg:desc/>
        </draw:frame>
        <draw:frame draw:id="id133" draw:style-name="a664" draw:name="Textfeld 22" svg:x="3.34646in" svg:y="6.88976in" svg:width="2.67992in" svg:height="0.7874in">
          <draw:text-box>
            <text:p text:style-name="a659" text:class-names="" text:cond-style-name=""><text:span text:style-name="a658" text:class-names="">Truck hat:</text:span></text:p>
            <text:p text:style-name="a661" text:class-names="" text:cond-style-name=""><text:span text:style-name="a660" text:class-names="">1 <text:s text:c="6"/>„Real“ <text:s text:c="10"/>Route</text:span></text:p>
            <text:p text:style-name="a663" text:class-names="" text:cond-style-name=""><text:span text:style-name="a662" text:class-names="">0..N <text:s text:c="2"/>„Suggested“ Routes</text:span></text:p>
          </draw:text-box>
          <svg:title/>
          <svg:desc/>
        </draw:frame>
        <draw:custom-shape svg:x="4.52756in" svg:y="3.34646in" svg:width="4.52756in" svg:height="3.54331in" draw:id="id134" draw:style-name="a668" draw:name="Gerade Verbindung 62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5787in" svg:y="4.62835in" svg:width="2.3622in" svg:height="0.59055in" draw:id="id135" draw:style-name="a672" draw:name="Freihandform 64">
          <svg:title/>
          <svg:desc/>
          <text:p text:style-name="a671" text:class-names="" text:cond-style-name=""><text:span text:style-name="a669" text:class-names="">Cargo</text:span><text:span text:style-name="a6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0.90539in" svg:y1="4.17318in" draw:start-shape="id81" draw:start-glue-point="2" svg:x2="3.77948in" svg:y2="4.60642in" draw:end-shape="id77" draw:end-glue-point="0" draw:id="id136" draw:style-name="a673" draw:transform="translate(-2.34244in -4.3898in) rotate(-1.5708) translate(2.34244in 4.3898in)" draw:name="Gewinkelte Verbindung 66">
          <svg:title/>
          <svg:desc/>
        </draw:connector>
        <draw:frame draw:id="id137" draw:style-name="a677" draw:name="Textfeld 80" svg:x="3.07094in" svg:y="4.59596in" svg:width="0.27552in" svg:height="0.293in">
          <draw:text-box>
            <text:p text:style-name="a676" text:class-names="" text:cond-style-name=""><text:span text:style-name="a674" text:class-names="">N</text:span><text:span text:style-name="a675" text:class-names=""/></text:p>
          </draw:text-box>
          <svg:title/>
          <svg:desc/>
        </draw:frame>
        <draw:frame draw:id="id138" draw:style-name="a680" draw:name="Textfeld 81" svg:x="8.42586in" svg:y="5.43028in" svg:width="0.19685in" svg:height="0.28543in">
          <draw:text-box>
            <text:p text:style-name="a679" text:class-names="" text:cond-style-name=""><text:span text:style-name="a678" text:class-names="">1</text:span></text:p>
          </draw:text-box>
          <svg:title/>
          <svg:desc/>
        </draw:frame>
        <draw:connector draw:type="standard" svg:x1="5.72008in" svg:y1="4.92362in" draw:start-shape="id135" draw:start-glue-point="1" svg:x2="8.46457in" svg:y2="5.70866in" draw:id="id139" draw:style-name="a681" draw:name="Gewinkelte Verbindung 91">
          <svg:title/>
          <svg:desc/>
        </draw:connector>
        <draw:frame draw:id="id140" draw:style-name="a685" draw:name="Textfeld 93" svg:x="5.72008in" svg:y="4.62835in" svg:width="0.27552in" svg:height="0.293in">
          <draw:text-box>
            <text:p text:style-name="a684" text:class-names="" text:cond-style-name=""><text:span text:style-name="a682" text:class-names="">N</text:span><text:span text:style-name="a683" text:class-names=""/></text:p>
          </draw:text-box>
          <svg:title/>
          <svg:desc/>
        </draw:frame>
        <draw:connector draw:type="standard" svg:x1="2.67992in" svg:y1="5.82685in" draw:start-shape="id135" draw:start-glue-point="3" svg:x2="3.35787in" svg:y2="4.92362in" draw:id="id141" draw:style-name="a686" draw:transform="translate(-3.0189in -5.37523in) rotate(-3.14159) translate(3.0189in 5.37523in)" draw:name="Gewinkelte Verbindung 96">
          <svg:title/>
          <svg:desc/>
        </draw:connector>
        <draw:frame draw:id="id142" draw:style-name="a689" draw:name="Textfeld 97" svg:x="2.59844in" svg:y="5.55116in" svg:width="0.19685in" svg:height="0.28543in">
          <draw:text-box>
            <text:p text:style-name="a688" text:class-names="" text:cond-style-name=""><text:span text:style-name="a687" text:class-names="">1</text:span></text:p>
          </draw:text-box>
          <svg:title/>
          <svg:desc/>
        </draw:frame>
        <presentation:notes draw:style-name="a692">
          <draw:page-thumbnail draw:page-number="1" svg:x="1.21007in" svg:y="0.88889in" svg:width="5.84549in" svg:height="4.38368in" presentation:class="page" draw:id="id143" presentation:style-name="a690" draw:name="Folienbildplatzhalter 1">
            <svg:title/>
            <svg:desc/>
          </draw:page-thumbnail>
          <draw:frame draw:id="id144" presentation:style-name="a6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8in" svg:y="2.56772in" svg:width="9.37165in" svg:height="1.77244in"/>
      <presentation:placeholder presentation:object="subtitle" svg:x="1.65433in" svg:y="4.68386in" svg:width="7.71693in" svg:height="2.1129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Abschnitts _a_überschrift">
      <presentation:placeholder presentation:object="title" svg:x="0.87165in" svg:y="5.3126in" svg:width="9.36969in" svg:height="1.64252in"/>
      <presentation:placeholder presentation:object="outline" svg:x="0.87165in" svg:y="3.50354in" svg:width="9.36969in" svg:height="1.8090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Vergleich">
      <presentation:placeholder presentation:object="title" svg:x="0.55197in" svg:y="0.3315in" svg:width="9.92205in" svg:height="1.37677in"/>
      <presentation:placeholder presentation:object="outline" svg:x="0.55197in" svg:y="1.85079in" svg:width="4.86969in" svg:height="0.77087in"/>
      <presentation:placeholder presentation:object="title" svg:x="0.55197in" svg:y="2.62165in" svg:width="4.86969in" svg:height="4.76378in"/>
      <presentation:placeholder presentation:object="outline" svg:x="5.60079in" svg:y="1.85079in" svg:width="4.87323in" svg:height="0.77087in"/>
      <presentation:placeholder presentation:object="title" svg:x="5.60079in" svg:y="2.62165in" svg:width="4.87323in" svg:height="4.7637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Inhalt mit Überschrift">
      <presentation:placeholder presentation:object="title" svg:x="0.55197in" svg:y="0.32992in" svg:width="3.62677in" svg:height="1.39921in"/>
      <presentation:placeholder presentation:object="title" svg:x="4.31063in" svg:y="0.32992in" svg:width="6.16339in" svg:height="7.05551in"/>
      <presentation:placeholder presentation:object="outline" svg:x="0.55197in" svg:y="1.72913in" svg:width="3.62677in" svg:height="5.6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2in" svg:y="5.78661in" svg:width="6.61457in" svg:height="0.68386in"/>
      <presentation:placeholder presentation:object="title" svg:x="2.16142in" svg:y="0.7378in" svg:width="6.61457in" svg:height="4.96181in"/>
      <presentation:placeholder presentation:object="outline" svg:x="2.16142in" svg:y="6.47047in" svg:width="6.61457in" svg:height="0.9704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67" svg:viewBox="0 0 20 30" svg:d="m10 0-10 30h20z"/>
    <draw:marker draw:name="a491" svg:viewBox="0 0 20 30" svg:d="m10 0-10 30h20z"/>
    <draw:marker draw:name="a492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">
      <style:graphic-properties draw:fill="none" draw:stroke="non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non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0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44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4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4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2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2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39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4" draw:name="Titelplatzhalt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386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4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92in" svg:y="0in" svg:width="3.5874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4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92in" svg:y="11.10827in" svg:width="3.5874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0.82638in" svg:y="2.56772in" svg:width="9.37165in" svg:height="1.77244in" presentation:class="title" presentation:placeholder="false">
        <draw:text-box>
          <text:list text:style-name="a50">
            <text:list-item>
              <text:p text:style-name="a49" text:class-names="" text:cond-style-name=""><text:span text:style-name="a48" text:class-names="">Titelmasterformat durch Klicken bearbeiten</text:span></text:p>
            </text:list-item>
          </text:list>
        </draw:text-box>
        <svg:title/>
        <svg:desc/>
      </draw:frame>
      <draw:frame draw:id="id12" presentation:style-name="a54" draw:name="Untertitel 2" svg:x="1.65433in" svg:y="4.68386in" svg:width="7.71693in" svg:height="2.11299in" presentation:class="subtitle" presentation:placeholder="false">
        <draw:text-box>
          <text:p text:style-name="a53" text:class-names="" text:cond-style-name=""><text:span text:style-name="a52" text:class-names="">Formatvorlage des Untertitelmasters durch Klicken bearbeiten</text:span></text:p>
        </draw:text-box>
        <svg:title/>
        <svg:desc/>
      </draw:frame>
      <draw:frame draw:id="id13" presentation:style-name="a57" draw:name="Datumsplatzhalter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ußzeilenplatzhalter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Foliennummernplatzhalter 5" svg:x="7.9035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386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4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92in" svg:y="0in" svg:width="3.5874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4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92in" svg:y="11.10827in" svg:width="3.5874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5" draw:name="Titel 1" svg:x="0.55118in" svg:y="0.32953in" svg:width="9.92087in" svg:height="1.38031in" presentation:class="title" presentation:placeholder="false">
        <draw:text-box>
          <text:list text:style-name="a84">
            <text:list-item>
              <text:p text:style-name="a83" text:class-names="" text:cond-style-name=""><text:span text:style-name="a82" text:class-names="">Titelmasterformat durch Klicken bearbeiten</text:span></text:p>
            </text:list-item>
          </text:list>
        </draw:text-box>
        <svg:title/>
        <svg:desc/>
      </draw:frame>
      <draw:frame draw:id="id17" presentation:style-name="a89" draw:name="Inhaltsplatzhalter 2" svg:x="0.55118in" svg:y="1.93465in" svg:width="9.92087in" svg:height="5.45669in" presentation:class="title" presentation:placeholder="false">
        <draw:text-box>
          <text:list text:style-name="a88">
            <text:list-item>
              <text:p text:style-name="a87" text:class-names="" text:cond-style-name=""><text:span text:style-name="a86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18" presentation:style-name="a92" draw:name="Datumsplatzhalter 3" svg:x="0.55118in" svg:y="7.53189in" svg:width="2.56811in" svg:height="0.57008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5" draw:name="Fußzeilenplatzhalter 4" svg:x="3.77008in" svg:y="7.53189in" svg:width="3.49409in" svg:height="0.57008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0" presentation:style-name="a98" draw:name="Foliennummernplatzhalter 5" svg:x="7.90354in" svg:y="7.53189in" svg:width="2.56811in" svg:height="0.57008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page-thumbnail svg:x="1.21063in" svg:y="0.88858in" svg:width="5.84567in" svg:height="4.38386in" presentation:class="page" draw:id="id5" presentation:style-name="a99" draw:name="Folienbildplatzhalter 1">
          <svg:title/>
          <svg:desc/>
        </draw:page-thumbnail>
        <draw:frame draw:id="id6" presentation:style-name="a102" draw:name="Notizenplatzhalter 2" svg:x="0.82677in" svg:y="5.55394in" svg:width="6.61378in" svg:height="5.26142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7" presentation:style-name="a105" draw:name="Kopfzeilenplatzhalter 3" svg:x="0in" svg:y="0in" svg:width="3.5874in" svg:height="0.5842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8" presentation:style-name="a108" draw:name="Datumsplatzhalter 4" svg:x="4.67992in" svg:y="0in" svg:width="3.5874in" svg:height="0.5842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1" draw:name="Fußzeilenplatzhalter 5" svg:x="0in" svg:y="11.10827in" svg:width="3.5874in" svg:height="0.5842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Foliennummernplatzhalter 6" svg:x="4.67992in" svg:y="11.10827in" svg:width="3.5874in" svg:height="0.58425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116">
      <draw:frame draw:id="id21" presentation:style-name="a120" draw:name="Titel 1" svg:x="0.87165in" svg:y="5.3126in" svg:width="9.36969in" svg:height="1.64252in" presentation:class="title" presentation:placeholder="false">
        <draw:text-box>
          <text:list text:style-name="a119">
            <text:list-item>
              <text:p text:style-name="a118" text:class-names="" text:cond-style-name=""><text:span text:style-name="a117" text:class-names="">Titelmasterformat durch Klicken bearbeiten</text:span></text:p>
            </text:list-item>
          </text:list>
        </draw:text-box>
        <svg:title/>
        <svg:desc/>
      </draw:frame>
      <draw:frame draw:id="id22" presentation:style-name="a124" draw:name="Textplatzhalter 2" svg:x="0.87165in" svg:y="3.50354in" svg:width="9.36969in" svg:height="1.80906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Textmasterformat bearbeiten</text:span></text:p>
            </text:list-item>
          </text:list>
        </draw:text-box>
        <svg:title/>
        <svg:desc/>
      </draw:frame>
      <draw:frame draw:id="id23" presentation:style-name="a127" draw:name="Datumsplatzhalter 3" svg:x="0.55118in" svg:y="7.53189in" svg:width="2.56811in" svg:height="0.57008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4" presentation:style-name="a130" draw:name="Fußzeilenplatzhalter 4" svg:x="3.77008in" svg:y="7.53189in" svg:width="3.49409in" svg:height="0.57008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5" presentation:style-name="a133" draw:name="Foliennummernplatzhalter 5" svg:x="7.90354in" svg:y="7.53189in" svg:width="2.56811in" svg:height="0.57008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386in" presentation:class="page" draw:id="id5" presentation:style-name="a134" draw:name="Folienbildplatzhalter 1">
          <svg:title/>
          <svg:desc/>
        </draw:page-thumbnail>
        <draw:frame draw:id="id6" presentation:style-name="a137" draw:name="Notizenplatzhalter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Kopfzeilenplatzhalter 3" svg:x="0in" svg:y="0in" svg:width="3.5874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Datumsplatzhalter 4" svg:x="4.67992in" svg:y="0in" svg:width="3.5874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Fußzeilenplatzhalter 5" svg:x="0in" svg:y="11.10827in" svg:width="3.5874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Foliennummernplatzhalter 6" svg:x="4.67992in" svg:y="11.10827in" svg:width="3.5874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1">
      <draw:frame draw:id="id26" presentation:style-name="a155" draw:name="Titel 1" svg:x="0.55118in" svg:y="0.32953in" svg:width="9.92087in" svg:height="1.38031in" presentation:class="title" presentation:placeholder="false">
        <draw:text-box>
          <text:list text:style-name="a154">
            <text:list-item>
              <text:p text:style-name="a153" text:class-names="" text:cond-style-name=""><text:span text:style-name="a152" text:class-names="">Titelmasterformat durch Klicken bearbeiten</text:span></text:p>
            </text:list-item>
          </text:list>
        </draw:text-box>
        <svg:title/>
        <svg:desc/>
      </draw:frame>
      <draw:frame draw:id="id27" presentation:style-name="a159" draw:name="Inhaltsplatzhalter 2" svg:x="0.55039in" svg:y="1.93386in" svg:width="4.87677in" svg:height="5.45669in" presentation:class="title" presentation:placeholder="false">
        <draw:text-box>
          <text:list text:style-name="a158">
            <text:list-item>
              <text:p text:style-name="a157" text:class-names="" text:cond-style-name=""><text:span text:style-name="a156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28" presentation:style-name="a163" draw:name="Inhaltsplatzhalter 3" svg:x="5.5937in" svg:y="1.93386in" svg:width="4.87835in" svg:height="5.45669in" presentation:class="title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29" presentation:style-name="a166" draw:name="Datumsplatzhalter 4" svg:x="0.55118in" svg:y="7.53189in" svg:width="2.56811in" svg:height="0.57008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0" presentation:style-name="a169" draw:name="Fußzeilenplatzhalter 5" svg:x="3.77008in" svg:y="7.53189in" svg:width="3.49409in" svg:height="0.57008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1" presentation:style-name="a172" draw:name="Foliennummernplatzhalter 6" svg:x="7.90354in" svg:y="7.53189in" svg:width="2.56811in" svg:height="0.57008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189">
        <draw:page-thumbnail svg:x="1.21063in" svg:y="0.88858in" svg:width="5.84567in" svg:height="4.38386in" presentation:class="page" draw:id="id5" presentation:style-name="a173" draw:name="Folienbildplatzhalter 1">
          <svg:title/>
          <svg:desc/>
        </draw:page-thumbnail>
        <draw:frame draw:id="id6" presentation:style-name="a176" draw:name="Notizenplatzhalter 2" svg:x="0.82677in" svg:y="5.55394in" svg:width="6.61378in" svg:height="5.26142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7" presentation:style-name="a179" draw:name="Kopfzeilenplatzhalter 3" svg:x="0in" svg:y="0in" svg:width="3.5874in" svg:height="0.5842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8" presentation:style-name="a182" draw:name="Datumsplatzhalter 4" svg:x="4.67992in" svg:y="0in" svg:width="3.5874in" svg:height="0.58425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9" presentation:style-name="a185" draw:name="Fußzeilenplatzhalter 5" svg:x="0in" svg:y="11.10827in" svg:width="3.5874in" svg:height="0.5842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8" draw:name="Foliennummernplatzhalter 6" svg:x="4.67992in" svg:y="11.10827in" svg:width="3.5874in" svg:height="0.58425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90">
      <draw:frame draw:id="id32" presentation:style-name="a194" draw:name="Titel 1" svg:x="0.55197in" svg:y="0.3315in" svg:width="9.92205in" svg:height="1.37677in" presentation:class="title" presentation:placeholder="false">
        <draw:text-box>
          <text:list text:style-name="a193">
            <text:list-item>
              <text:p text:style-name="a192" text:class-names="" text:cond-style-name=""><text:span text:style-name="a191" text:class-names="">Titelmasterformat durch Klicken bearbeiten</text:span></text:p>
            </text:list-item>
          </text:list>
        </draw:text-box>
        <svg:title/>
        <svg:desc/>
      </draw:frame>
      <draw:frame draw:id="id33" presentation:style-name="a198" draw:name="Textplatzhalter 2" svg:x="0.55197in" svg:y="1.85079in" svg:width="4.86969in" svg:height="0.77087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 bearbeiten</text:span></text:p>
            </text:list-item>
          </text:list>
        </draw:text-box>
        <svg:title/>
        <svg:desc/>
      </draw:frame>
      <draw:frame draw:id="id34" presentation:style-name="a202" draw:name="Inhaltsplatzhalter 3" svg:x="0.55197in" svg:y="2.62165in" svg:width="4.86969in" svg:height="4.76378in" presentation:class="title" presentation:placeholder="false">
        <draw:text-box>
          <text:list text:style-name="a201">
            <text:list-item>
              <text:p text:style-name="a200" text:class-names="" text:cond-style-name=""><text:span text:style-name="a199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5" presentation:style-name="a206" draw:name="Textplatzhalter 4" svg:x="5.60079in" svg:y="1.85079in" svg:width="4.87323in" svg:height="0.77087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Textmasterformat bearbeiten</text:span></text:p>
            </text:list-item>
          </text:list>
        </draw:text-box>
        <svg:title/>
        <svg:desc/>
      </draw:frame>
      <draw:frame draw:id="id36" presentation:style-name="a210" draw:name="Inhaltsplatzhalter 5" svg:x="5.60079in" svg:y="2.62165in" svg:width="4.87323in" svg:height="4.76378in" presentation:class="title" presentation:placeholder="false">
        <draw:text-box>
          <text:list text:style-name="a209">
            <text:list-item>
              <text:p text:style-name="a208" text:class-names="" text:cond-style-name=""><text:span text:style-name="a207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7" presentation:style-name="a213" draw:name="Datumsplatzhalter 6" svg:x="0.55118in" svg:y="7.53189in" svg:width="2.56811in" svg:height="0.57008in" presentation:class="date-time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8" presentation:style-name="a216" draw:name="Fußzeilenplatzhalter 7" svg:x="3.77008in" svg:y="7.53189in" svg:width="3.49409in" svg:height="0.57008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9" presentation:style-name="a219" draw:name="Foliennummernplatzhalter 8" svg:x="7.90354in" svg:y="7.53189in" svg:width="2.56811in" svg:height="0.57008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presentation:notes style:page-layout-name="pageLayout2" draw:style-name="a236">
        <draw:page-thumbnail svg:x="1.21063in" svg:y="0.88858in" svg:width="5.84567in" svg:height="4.38386in" presentation:class="page" draw:id="id5" presentation:style-name="a220" draw:name="Folienbildplatzhalter 1">
          <svg:title/>
          <svg:desc/>
        </draw:page-thumbnail>
        <draw:frame draw:id="id6" presentation:style-name="a223" draw:name="Notizenplatzhalter 2" svg:x="0.82677in" svg:y="5.55394in" svg:width="6.61378in" svg:height="5.26142in" presentation:class="notes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7" presentation:style-name="a226" draw:name="Kopfzeilenplatzhalter 3" svg:x="0in" svg:y="0in" svg:width="3.5874in" svg:height="0.58425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8" presentation:style-name="a229" draw:name="Datumsplatzhalter 4" svg:x="4.67992in" svg:y="0in" svg:width="3.5874in" svg:height="0.58425in" presentation:class="date-time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2" draw:name="Fußzeilenplatzhalter 5" svg:x="0in" svg:y="11.10827in" svg:width="3.5874in" svg:height="0.58425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5" draw:name="Foliennummernplatzhalter 6" svg:x="4.67992in" svg:y="11.10827in" svg:width="3.5874in" svg:height="0.58425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37">
      <draw:frame draw:id="id40" presentation:style-name="a241" draw:name="Titel 1" svg:x="0.55118in" svg:y="0.32953in" svg:width="9.92087in" svg:height="1.38031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Titelmasterformat durch Klicken bearbeiten</text:span></text:p>
            </text:list-item>
          </text:list>
        </draw:text-box>
        <svg:title/>
        <svg:desc/>
      </draw:frame>
      <draw:frame draw:id="id41" presentation:style-name="a244" draw:name="Datumsplatzhalter 2" svg:x="0.55118in" svg:y="7.53189in" svg:width="2.56811in" svg:height="0.57008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2" presentation:style-name="a247" draw:name="Fußzeilenplatzhalter 3" svg:x="3.77008in" svg:y="7.53189in" svg:width="3.49409in" svg:height="0.57008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3" presentation:style-name="a250" draw:name="Foliennummernplatzhalter 4" svg:x="7.90354in" svg:y="7.53189in" svg:width="2.56811in" svg:height="0.57008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presentation:notes style:page-layout-name="pageLayout2" draw:style-name="a267">
        <draw:page-thumbnail svg:x="1.21063in" svg:y="0.88858in" svg:width="5.84567in" svg:height="4.38386in" presentation:class="page" draw:id="id5" presentation:style-name="a251" draw:name="Folienbildplatzhalter 1">
          <svg:title/>
          <svg:desc/>
        </draw:page-thumbnail>
        <draw:frame draw:id="id6" presentation:style-name="a254" draw:name="Notizenplatzhalter 2" svg:x="0.82677in" svg:y="5.55394in" svg:width="6.61378in" svg:height="5.26142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7" presentation:style-name="a257" draw:name="Kopfzeilenplatzhalter 3" svg:x="0in" svg:y="0in" svg:width="3.5874in" svg:height="0.58425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8" presentation:style-name="a260" draw:name="Datumsplatzhalter 4" svg:x="4.67992in" svg:y="0in" svg:width="3.5874in" svg:height="0.58425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9" presentation:style-name="a263" draw:name="Fußzeilenplatzhalter 5" svg:x="0in" svg:y="11.10827in" svg:width="3.5874in" svg:height="0.5842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6" draw:name="Foliennummernplatzhalter 6" svg:x="4.67992in" svg:y="11.10827in" svg:width="3.5874in" svg:height="0.5842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268">
      <draw:frame draw:id="id44" presentation:style-name="a271" draw:name="Datumsplatzhalter 1" svg:x="0.55118in" svg:y="7.53189in" svg:width="2.56811in" svg:height="0.57008in" presentation:class="date-tim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5" presentation:style-name="a274" draw:name="Fußzeilenplatzhalter 2" svg:x="3.77008in" svg:y="7.53189in" svg:width="3.49409in" svg:height="0.57008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6" presentation:style-name="a277" draw:name="Foliennummernplatzhalter 3" svg:x="7.90354in" svg:y="7.53189in" svg:width="2.56811in" svg:height="0.57008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7" presentation:style-name="a281" draw:name="Titel 4" svg:x="0.55118in" svg:y="0.32953in" svg:width="9.92126in" svg:height="1.37992in" presentation:class="title" presentation:placeholder="false">
        <draw:text-box>
          <text:list text:style-name="a280">
            <text:list-item>
              <text:p text:style-name="a279" text:class-names="" text:cond-style-name=""><text:span text:style-name="a278" text:class-names=""/></text:p>
            </text:list-item>
          </text:list>
        </draw:text-box>
        <svg:title/>
        <svg:desc/>
      </draw:frame>
      <draw:frame draw:id="id48" presentation:style-name="a285" draw:name="Textplatzhalter 5" svg:x="0.55118in" svg:y="1.93425in" svg:width="9.92126in" svg:height="5.4559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/></text:p>
            </text:list-item>
          </text:list>
        </draw:text-box>
        <svg:title/>
        <svg:desc/>
      </draw:frame>
      <presentation:notes style:page-layout-name="pageLayout2" draw:style-name="a302">
        <draw:page-thumbnail svg:x="1.21063in" svg:y="0.88858in" svg:width="5.84567in" svg:height="4.38386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4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92in" svg:y="0in" svg:width="3.5874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4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92in" svg:y="11.10827in" svg:width="3.5874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03">
      <draw:frame draw:id="id49" presentation:style-name="a307" draw:name="Titel 1" svg:x="0.55197in" svg:y="0.32992in" svg:width="3.62677in" svg:height="1.39921in" presentation:class="title" presentation:placeholder="false">
        <draw:text-box>
          <text:list text:style-name="a306">
            <text:list-item>
              <text:p text:style-name="a305" text:class-names="" text:cond-style-name=""><text:span text:style-name="a304" text:class-names="">Titelmasterformat durch Klicken bearbeiten</text:span></text:p>
            </text:list-item>
          </text:list>
        </draw:text-box>
        <svg:title/>
        <svg:desc/>
      </draw:frame>
      <draw:frame draw:id="id50" presentation:style-name="a311" draw:name="Inhaltsplatzhalter 2" svg:x="4.31063in" svg:y="0.32992in" svg:width="6.16339in" svg:height="7.05551in" presentation:class="title" presentation:placeholder="false">
        <draw:text-box>
          <text:list text:style-name="a310">
            <text:list-item>
              <text:p text:style-name="a309" text:class-names="" text:cond-style-name=""><text:span text:style-name="a308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51" presentation:style-name="a315" draw:name="Textplatzhalter 3" svg:x="0.55197in" svg:y="1.72913in" svg:width="3.62677in" svg:height="5.6563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Textmasterformat bearbeiten</text:span></text:p>
            </text:list-item>
          </text:list>
        </draw:text-box>
        <svg:title/>
        <svg:desc/>
      </draw:frame>
      <draw:frame draw:id="id52" presentation:style-name="a318" draw:name="Datumsplatzhalter 4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3" presentation:style-name="a321" draw:name="Fußzeilenplatzhalter 5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4" presentation:style-name="a324" draw:name="Foliennummernplatzhalter 6" svg:x="7.9035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386in" presentation:class="page" draw:id="id5" presentation:style-name="a325" draw:name="Folienbildplatzhalter 1">
          <svg:title/>
          <svg:desc/>
        </draw:page-thumbnail>
        <draw:frame draw:id="id6" presentation:style-name="a328" draw:name="Notizenplatzhalt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Kopfzeilenplatzhalter 3" svg:x="0in" svg:y="0in" svg:width="3.5874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umsplatzhalter 4" svg:x="4.67992in" svg:y="0in" svg:width="3.5874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ußzeilenplatzhalter 5" svg:x="0in" svg:y="11.10827in" svg:width="3.5874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Foliennummernplatzhalter 6" svg:x="4.67992in" svg:y="11.10827in" svg:width="3.5874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42">
      <draw:frame draw:id="id55" presentation:style-name="a346" draw:name="Titel 1" svg:x="2.16142in" svg:y="5.78661in" svg:width="6.61457in" svg:height="0.68386in" presentation:class="title" presentation:placeholder="false">
        <draw:text-box>
          <text:list text:style-name="a345">
            <text:list-item>
              <text:p text:style-name="a344" text:class-names="" text:cond-style-name=""><text:span text:style-name="a343" text:class-names="">Titelmasterformat durch Klicken bearbeiten</text:span></text:p>
            </text:list-item>
          </text:list>
        </draw:text-box>
        <svg:title/>
        <svg:desc/>
      </draw:frame>
      <draw:frame draw:id="id56" presentation:style-name="a350" draw:name="Bildplatzhalter 2" svg:x="2.16142in" svg:y="0.7378in" svg:width="6.61457in" svg:height="4.96181in" presentation:class="title" presentation:placeholder="false">
        <draw:text-box>
          <text:list text:style-name="a349">
            <text:list-item>
              <text:p text:style-name="a348" text:class-names="" text:cond-style-name=""><text:span text:style-name="a347" text:class-names=""/></text:p>
            </text:list-item>
          </text:list>
        </draw:text-box>
        <svg:title/>
        <svg:desc/>
      </draw:frame>
      <draw:frame draw:id="id57" presentation:style-name="a354" draw:name="Textplatzhalter 3" svg:x="2.16142in" svg:y="6.47047in" svg:width="6.61457in" svg:height="0.970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</draw:text-box>
        <svg:title/>
        <svg:desc/>
      </draw:frame>
      <draw:frame draw:id="id58" presentation:style-name="a357" draw:name="Datumsplatzhalter 4" svg:x="0.55118in" svg:y="7.53189in" svg:width="2.56811in" svg:height="0.57008in" presentation:class="date-tim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59" presentation:style-name="a360" draw:name="Fußzeilenplatzhalter 5" svg:x="3.77008in" svg:y="7.53189in" svg:width="3.49409in" svg:height="0.57008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0" presentation:style-name="a363" draw:name="Foliennummernplatzhalter 6" svg:x="7.90354in" svg:y="7.53189in" svg:width="2.56811in" svg:height="0.57008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page-thumbnail svg:x="1.21063in" svg:y="0.88858in" svg:width="5.84567in" svg:height="4.38386in" presentation:class="page" draw:id="id5" presentation:style-name="a364" draw:name="Folienbildplatzhalter 1">
          <svg:title/>
          <svg:desc/>
        </draw:page-thumbnail>
        <draw:frame draw:id="id6" presentation:style-name="a367" draw:name="Notizenplatzhalter 2" svg:x="0.82677in" svg:y="5.55394in" svg:width="6.61378in" svg:height="5.26142in" presentation:class="notes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7" presentation:style-name="a370" draw:name="Kopfzeilenplatzhalter 3" svg:x="0in" svg:y="0in" svg:width="3.5874in" svg:height="0.5842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8" presentation:style-name="a373" draw:name="Datumsplatzhalter 4" svg:x="4.67992in" svg:y="0in" svg:width="3.5874in" svg:height="0.58425in" presentation:class="date-time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9" presentation:style-name="a376" draw:name="Fußzeilenplatzhalter 5" svg:x="0in" svg:y="11.10827in" svg:width="3.5874in" svg:height="0.5842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Foliennummernplatzhalter 6" svg:x="4.67992in" svg:y="11.10827in" svg:width="3.5874in" svg:height="0.5842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81">
      <draw:frame draw:id="id61" presentation:style-name="a385" draw:name="Titel 1" svg:x="0.55118in" svg:y="0.32953in" svg:width="9.92087in" svg:height="1.38031in" presentation:class="title" presentation:placeholder="false">
        <draw:text-box>
          <text:list text:style-name="a384">
            <text:list-item>
              <text:p text:style-name="a383" text:class-names="" text:cond-style-name=""><text:span text:style-name="a382" text:class-names="">Titelmasterformat durch Klicken bearbeiten</text:span></text:p>
            </text:list-item>
          </text:list>
        </draw:text-box>
        <svg:title/>
        <svg:desc/>
      </draw:frame>
      <draw:frame draw:id="id62" presentation:style-name="a401" draw:name="Vertikaler Textplatzhalter 2" svg:x="0.55118in" svg:y="1.93465in" svg:width="9.92087in" svg:height="5.4566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Textmasterformat bearbeiten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Zweite Ebene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04" draw:name="Datumsplatzhalter 3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4" presentation:style-name="a407" draw:name="Fußzeilenplatzhalter 4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5" presentation:style-name="a410" draw:name="Foliennummernplatzhalter 5" svg:x="7.90354in" svg:y="7.53189in" svg:width="2.56811in" svg:height="0.57008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386in" presentation:class="page" draw:id="id5" presentation:style-name="a411" draw:name="Folienbildplatzhalter 1">
          <svg:title/>
          <svg:desc/>
        </draw:page-thumbnail>
        <draw:frame draw:id="id6" presentation:style-name="a414" draw:name="Notizenplatzhalter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7" presentation:style-name="a417" draw:name="Kopfzeilenplatzhalter 3" svg:x="0in" svg:y="0in" svg:width="3.5874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8" presentation:style-name="a420" draw:name="Datumsplatzhalter 4" svg:x="4.67992in" svg:y="0in" svg:width="3.5874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9" presentation:style-name="a423" draw:name="Fußzeilenplatzhalter 5" svg:x="0in" svg:y="11.10827in" svg:width="3.5874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0" presentation:style-name="a426" draw:name="Foliennummernplatzhalter 6" svg:x="4.67992in" svg:y="11.10827in" svg:width="3.5874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28">
      <draw:frame draw:id="id66" presentation:style-name="a432" draw:name="Vertikaler Titel 1" svg:x="7.99291in" svg:y="0.32992in" svg:width="2.47913in" svg:height="7.06063in" presentation:class="title" presentation:placeholder="false">
        <draw:text-box>
          <text:list text:style-name="a431">
            <text:list-item>
              <text:p text:style-name="a430" text:class-names="" text:cond-style-name=""><text:span text:style-name="a429" text:class-names="">Titelmasterformat durch Klicken bearbeiten</text:span></text:p>
            </text:list-item>
          </text:list>
        </draw:text-box>
        <svg:title/>
        <svg:desc/>
      </draw:frame>
      <draw:frame draw:id="id67" presentation:style-name="a448" draw:name="Vertikaler Textplatzhalter 2" svg:x="0.55039in" svg:y="0.32992in" svg:width="7.27598in" svg:height="7.06063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Textmasterformat bearbeiten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Zweite Ebene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51" draw:name="Datumsplatzhalt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9" presentation:style-name="a454" draw:name="Fußzeilenplatzhalt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70" presentation:style-name="a457" draw:name="Foliennummernplatzhalter 5" svg:x="7.9035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386in" presentation:class="page" draw:id="id5" presentation:style-name="a458" draw:name="Folienbildplatzhalter 1">
          <svg:title/>
          <svg:desc/>
        </draw:page-thumbnail>
        <draw:frame draw:id="id6" presentation:style-name="a461" draw:name="Notizenplatzhalt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Kopfzeilenplatzhalter 3" svg:x="0in" svg:y="0in" svg:width="3.5874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umsplatzhalter 4" svg:x="4.67992in" svg:y="0in" svg:width="3.5874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ußzeilenplatzhalter 5" svg:x="0in" svg:y="11.10827in" svg:width="3.5874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Foliennummernplatzhalter 6" svg:x="4.67992in" svg:y="11.10827in" svg:width="3.5874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5">
      <draw:frame draw:id="id71" presentation:style-name="a478" draw:name="Kopfzeilenplatzhalter 1" svg:x="0in" svg:y="0in" svg:width="3.5874in" svg:height="0.58425in" presentation:class="head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2" presentation:style-name="a481" draw:name="Datumsplatzhalter 2" svg:x="4.67992in" svg:y="0in" svg:width="3.5874in" svg:height="0.58425in" presentation:class="date-tim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3" presentation:style-name="a484" draw:name="Fußzeilenplatzhalter 3" svg:x="0in" svg:y="11.10827in" svg:width="3.5874in" svg:height="0.58425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74" presentation:style-name="a487" draw:name="Foliennummernplatzhalter 4" svg:x="4.67992in" svg:y="11.10827in" svg:width="3.5874in" svg:height="0.58425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Mr.H </meta:initial-creator>
    <dc:creator>Frolov, Maxim</dc:creator>
    <meta:creation-date>2012-01-17T02:22:08Z</meta:creation-date>
    <dc:date>2012-11-21T10:59:51Z</dc:date>
    <meta:editing-cycles>12</meta:editing-cycles>
    <meta:editing-duration>PT0S</meta:editing-duration>
    <meta:document-statistic meta:paragraph-count="51" meta:word-count="69"/>
  </office:meta>
</office:document-meta>
</file>